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73f42"/>
    </style:style>
    <style:style style:name="P2" style:family="paragraph" style:parent-style-name="Standard">
      <style:paragraph-properties fo:text-align="start" style:justify-single-word="false"/>
      <style:text-properties officeooo:paragraph-rsid="00273f42"/>
    </style:style>
    <style:style style:name="P3" style:family="paragraph" style:parent-style-name="Standard">
      <style:paragraph-properties fo:text-align="center" style:justify-single-word="false"/>
      <style:text-properties officeooo:rsid="0005cb9e" officeooo:paragraph-rsid="00273f42"/>
    </style:style>
    <style:style style:name="P4" style:family="paragraph" style:parent-style-name="Standard">
      <style:text-properties officeooo:rsid="0005cb9e" officeooo:paragraph-rsid="00290ad4"/>
    </style:style>
    <style:style style:name="T1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273f42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24ccb9" style:font-size-asian="12pt" style:font-size-complex="12pt"/>
    </style:style>
    <style:style style:name="T3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273f42" style:font-size-asian="12pt" style:font-size-complex="12pt"/>
    </style:style>
    <style:style style:name="T4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officeooo:rsid="0024ccb9" style:font-size-asian="12pt" style:font-size-complex="12pt"/>
    </style:style>
    <style:style style:name="T5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04b1bc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290ad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061615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2a1649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NUNCIADO</text:span></text:span></text:p>
      <text:p text:style-name="P2"><text:span text:style-name="Strong_20_Emphasis"><text:span text:style-name="T2">Analiza tu empresa desde el punto de vista del macroentorno. Sigue para ell</text:span></text:span><text:span text:style-name="Strong_20_Emphasis"><text:span text:style-name="T3">o</text:span></text:span><text:span text:style-name="Strong_20_Emphasis"><text:span text:style-name="T2"> el análisis PEST. Como guía utiliza la teoría dada en clase.</text:span></text:span><text:span text:style-name="Strong_20_Emphasis"><text:span text:style-name="T4"><text:line-break/></text:span></text:span><text:span text:style-name="Strong_20_Emphasis"><text:span text:style-name="T2">Cualquier duda pregunta al profesor.</text:span></text:span><text:span text:style-name="Strong_20_Emphasis"><text:span text:style-name="T4"><text:line-break/></text:span></text:span><text:span text:style-name="Strong_20_Emphasis"><text:span text:style-name="T2">Menciona también tras reflexionar al respecto si el entorno es sencillo/complejo. </text:span></text:span><text:span text:style-name="Strong_20_Emphasis"><text:span text:style-name="T4"><text:line-break/></text:span></text:span><text:span text:style-name="Strong_20_Emphasis"><text:span text:style-name="T2">Al finalizar la tarea súbela y además copia y pega el contenido y añádelo al ejercicio inicial del Plan de Empresa, tras el último apartado incorporado al mismo que es Valores éticos y sociales.</text:span></text:span><text:span text:style-name="Strong_20_Emphasis"><text:span text:style-name="T4"> 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5">Macro entornos de la empresa.</text:span></text:span></text:p>
      <text:p text:style-name="P4"><text:span text:style-name="Strong_20_Emphasis"><text:span text:style-name="T5">-Factores políticos:</text:span></text:span></text:p>
      <text:p text:style-name="P4"><text:span text:style-name="Strong_20_Emphasis"><text:span text:style-name="T6">Mi empresa va a estar localizada principalmente en España y va estar impulsada gracias a subvenciones del estado para pequeñas empresas y para emprendedores.</text:span></text:span></text:p>
      <text:p text:style-name="P4"><text:span text:style-name="Strong_20_Emphasis"><text:span text:style-name="T7">-Factores económicos:</text:span></text:span></text:p>
      <text:p text:style-name="P4"><text:span text:style-name="Strong_20_Emphasis"><text:span text:style-name="T6">España es un país económicamente estable </text:span></text:span><text:span text:style-name="Strong_20_Emphasis"><text:span text:style-name="T8">pero no es un factor demasiado importante ya que al tratarse de una pagina web digital de acceso gratuito la economía no supone que la pagina no crezca debido a esta, si no que seguiría creciendo igual , pero en todo caso la economía española de momento esta en alza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DESARROLLO ASISTIDO CON IA</text:span><text:tab/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1-18T19:51:14.895949400</dc:date>
    <meta:editing-duration>PT1H13M55S</meta:editing-duration>
    <meta:editing-cycles>2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9" meta:word-count="176" meta:character-count="1072" meta:non-whitespace-character-count="898"/>
  </office:meta>
</office:document-meta>
</file>